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Selector.Not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tSelector.NotSelector( FileSelecto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tSelector.verifySett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tSelec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